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-Bold" svg:font-family="Menlo-Bol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>
        <style:tab-stops>
          <style:tab-stop style:position="0.6016in"/>
        </style:tab-stops>
      </style:paragraph-properties>
      <style:text-properties fo:color="#000000" style:font-name="Menlo-Bold" fo:font-size="18pt" fo:font-weight="bold" style:font-name-asian="Menlo-Bold" style:font-size-asian="18pt" style:font-weight-asian="bold" style:font-name-complex="Menlo-Bold" style:font-size-complex="18pt" style:font-weight-complex="bold"/>
    </style:style>
    <style:style style:name="P2" style:family="paragraph" style:parent-style-name="Standard" style:list-style-name="">
      <style:paragraph-properties style:text-autospace="none"/>
    </style:style>
    <style:style style:name="T1" style:family="text">
      <style:text-properties fo:color="#000000" style:font-name="Menlo-Bold" fo:font-size="18pt" fo:font-weight="bold" style:font-name-asian="Menlo-Bold" style:font-size-asian="18pt" style:font-weight-asian="bold" style:font-name-complex="Menlo-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, World!</text:p>
      <text:p text:style-name="P1">test mag= 1.000000e+00</text:p>
      <text:p text:style-name="P1">test ang= 4.500000e+01</text:p>
      <text:p text:style-name="P1">**********test realToMag **********</text:p>
      <text:p text:style-name="P1">test1 mag= 1.414214e+00</text:p>
      <text:p text:style-name="P1">test1 ang= 4.500000e+01</text:p>
      <text:p text:style-name="P1">**********test realToMag **********</text:p>
      <text:p text:style-name="P1">test magnitude= 1.000000e+00</text:p>
      <text:p text:style-name="P1">test angle= 4.500000e+01</text:p>
      <text:p text:style-name="P1">test real= 7.071068e-01</text:p>
      <text:p text:style-name="P1">test imag= 7.071068e-01</text:p>
      <text:p text:style-name="P1">test s11 mag= 6.410000e-01</text:p>
      <text:p text:style-name="P1">test s11 ang= -1.713000e+02</text:p>
      <text:p text:style-name="P1">s1,1 mag= 6.410000e-01</text:p>
      <text:p text:style-name="P1">s1,1 angle= -1.713000e+02</text:p>
      <text:p text:style-name="P1">s1,2 mag= 5.700000e-02</text:p>
      <text:p text:style-name="P1">s1,2 angle= 1.630000e+01</text:p>
      <text:p text:style-name="P1">s2,1 mag= 2.058000e+00</text:p>
      <text:p text:style-name="P1">s2,1 angle= 2.850000e+01</text:p>
      <text:p text:style-name="P1">s2,2 mag= 5.720000e-01</text:p>
      <text:p text:style-name="P1">s2,2 angle= -9.570000e+01</text:p>
      <text:p text:style-name="P1">s11s22 magnitude= 3.666520e-01</text:p>
      <text:p text:style-name="P1">s11s22 angle= -2.670000e+02</text:p>
      <text:p text:style-name="P1">s12s21 magnitude= 1.173060e-01</text:p>
      <text:p text:style-name="P1">s12s21 angle= 4.480000e+01</text:p>
      <text:p text:style-name="P1">delta magnitude= 3.014276e-01</text:p>
      <text:p text:style-name="P1">delta angle= 1.098649e+02</text:p>
      <text:p text:style-name="P1">s11Sq mag= 4.108810e-01</text:p>
      <text:p text:style-name="P1">test s22 mag= 5.720000e-01</text:p>
      <text:p text:style-name="P1">s22Sq mag= 3.271840e-01</text:p>
      <text:p text:style-name="P1">s11Sq mag= 4.108810e-01</text:p>
      <text:p text:style-name="P1">s22Sq mag= 3.271840e-01</text:p>
      <text:p text:style-name="P1"><text:soft-page-break/>deltaSq= 9.085862e-02</text:p>
      <text:p text:style-name="P1">s12s21 mag= 1.173060e-01</text:p>
      <text:p text:style-name="P1">K= 1.503732e+00</text:p>
      <text:p text:style-name="P1">B1= 9.928384e-01</text:p>
      <text:p text:style-name="P1">B2= 8.254444e-01</text:p>
      <text:p text:style-name="P1">s22conjugate magnitude= 5.720000e-01</text:p>
      <text:p text:style-name="P1">s22conjugate angle= 9.570000e+01</text:p>
      <text:p text:style-name="P1">C1 magnitude= 4.786198e-01</text:p>
      <text:p text:style-name="P1">C1 angle= -1.772990e+02</text:p>
      <text:p text:style-name="P1">C2 magnitude= 3.911323e-01</text:p>
      <text:p text:style-name="P1">C2 angle= -1.039397e+02</text:p>
      <text:p text:style-name="P1">gamaMs magnitude= 7.481891e-01</text:p>
      <text:p text:style-name="P1">gamaMs angle= 1.772990e+02</text:p>
      <text:p text:style-name="P1">gamaML magnitude= 7.183843e-01</text:p>
      <text:p text:style-name="P1">gamaML angle= 1.039397e+02</text:p>
      <text:p text:style-name="P2"><text:span text:style-name="T1">Program ended with exit code: 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-Bold" svg:font-family="Menlo-Bol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 Wetters</meta:initial-creator>
    <meta:creation-date>2016-09-18T10:35:27</meta:creation-date>
    <meta:document-statistic meta:table-count="0" meta:image-count="0" meta:object-count="0" meta:page-count="2" meta:paragraph-count="48" meta:word-count="145" meta:character-count="1196"/>
    <dc:date>2016-09-18T10:35:58</dc:date>
    <dc:creator>John Wetters</dc:creator>
    <meta:editing-duration>PT32S</meta:editing-duration>
    <meta:editing-cycles>1</meta:editing-cycles>
    <meta:generator>OpenOffice/4.1.2$Unix OpenOffice.org_project/412m3$Build-9782</meta:generator>
  </office:meta>
</office:document-meta>
</file>